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 fo:color="#000000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IOUANE Nassim</text:p>
      <text:p text:style-name="P1">HARTMANN Milan</text:p>
      <text:p text:style-name="P1"/>
      <text:p text:style-name="P1">Question à rendre 2</text:p>
      <text:p text:style-name="P1"/>
      <text:p text:style-name="P1">@startuml</text:p>
      <text:p text:style-name="P1"/>
      <text:p text:style-name="P1">title Diagramme de classe Lampe</text:p>
      <text:p text:style-name="P1"/>
      <text:p text:style-name="P1">class Lampe {</text:p>
      <text:p text:style-name="P1"><text:s text:c="2"/>- nom : String</text:p>
      <text:p text:style-name="P1"><text:s text:c="2"/>- allume : boolean</text:p>
      <text:p text:style-name="P1"><text:s text:c="2"/>+ Lampe(String)</text:p>
      <text:p text:style-name="P1"><text:s text:c="2"/>+ allumer()</text:p>
      <text:p text:style-name="P1"><text:s text:c="2"/>+ eteindre()</text:p>
      <text:p text:style-name="P1"><text:s text:c="2"/>+ toString() : String</text:p>
      <text:p text:style-name="P1">}</text:p>
      <text:p text:style-name="P1"/>
      <text:p text:style-name="P1">class Telecommande {</text:p>
      <text:p text:style-name="P1"><text:s text:c="2"/>- lampes : List&lt;Lampe&gt;</text:p>
      <text:p text:style-name="P1"><text:s text:c="2"/>- hifis : List&lt;Hifi&gt;</text:p>
      <text:p text:style-name="P1"><text:s text:c="2"/>+ Telecommande()</text:p>
      <text:p text:style-name="P1"><text:s text:c="2"/>+ ajouterLampe(Lampe)</text:p>
      <text:p text:style-name="P1"><text:s text:c="2"/>+ ajouterHifi(Hifi)</text:p>
      <text:p text:style-name="P1"><text:s text:c="2"/>+ activerLampe(int)</text:p>
      <text:p text:style-name="P1"><text:s text:c="2"/>+ activerHifi(int)</text:p>
      <text:p text:style-name="P1"><text:s text:c="2"/>+ desactiverLampe(int)</text:p>
      <text:p text:style-name="P1"><text:s text:c="2"/>+ desactiverHifi(int)</text:p>
      <text:p text:style-name="P1"><text:s text:c="2"/>+ activerTout()</text:p>
      <text:p text:style-name="P1"><text:s text:c="2"/>+ toString() : String</text:p>
      <text:p text:style-name="P1">}</text:p>
      <text:p text:style-name="P1"/>
      <text:p text:style-name="P1">class Hifi {</text:p>
      <text:p text:style-name="P1"><text:s text:c="2"/>- son : int</text:p>
      <text:p text:style-name="P1"><text:s text:c="2"/>+ allumer()</text:p>
      <text:p text:style-name="P1"><text:s text:c="2"/>+ éteindre()</text:p>
      <text:p text:style-name="P1"><text:s text:c="2"/>+ toString() : String</text:p>
      <text:p text:style-name="P1">}</text:p>
      <text:p text:style-name="P1"/>
      <text:p text:style-name="P1">Telecommande "1" --&gt; "*" Lampe : contrôle</text:p>
      <text:p text:style-name="P1">Telecommande "1" --&gt; "*" Hifi : contrôle</text:p>
      <text:p text:style-name="P1"/>
      <text:p text:style-name="P1">@enduml</text:p>
      <text:p text:style-name="P1"/>
      <text:p text:style-name="P1"/>
      <text:p text:style-name="P1"/>
      <text:p text:style-name="P1">Question à rendre 3</text:p>
      <text:p text:style-name="P1"/>
      <text:p text:style-name="P2">3 files changed, 80 insertions(+), 31 deletions(-).</text:p>
      <text:p text:style-name="P2"/>
      <text:p text:style-name="P2"/>
      <text:p text:style-name="P1">Question à rendre 4</text:p>
      <text:p text:style-name="P1"/>
      <text:p text:style-name="P1"/>
      <text:p text:style-name="P1">@startuml</text:p>
      <text:p text:style-name="P1"/>
      <text:p text:style-name="P1">title Diagramme de classe Lampe</text:p>
      <text:p text:style-name="P1"/>
      <text:p text:style-name="P1">class Lampe {</text:p>
      <text:p text:style-name="P1"><text:s text:c="2"/>- nom : String</text:p>
      <text:p text:style-name="P1"><text:s text:c="2"/>- allume : boolean</text:p>
      <text:p text:style-name="P1"><text:s text:c="2"/>+ Lampe(String)</text:p>
      <text:p text:style-name="P1"><text:s text:c="2"/>+ allumer()</text:p>
      <text:p text:style-name="P1"><text:s text:c="2"/>+ eteindre()</text:p>
      <text:p text:style-name="P1"><text:s text:c="2"/>+ toString() : String</text:p>
      <text:p text:style-name="P1">}</text:p>
      <text:p text:style-name="P1"/>
      <text:p text:style-name="P1">class Telecommande {</text:p>
      <text:p text:style-name="P1"><text:s text:c="2"/>- lampes : List&lt;Lampe&gt;</text:p>
      <text:p text:style-name="P1"><text:s text:c="2"/>- hifis : List&lt;Hifi&gt;</text:p>
      <text:p text:style-name="P1"><text:s text:c="2"/>- tvs : List&lt;Television&gt;</text:p>
      <text:p text:style-name="P1"><text:s text:c="2"/>+ Telecommande()</text:p>
      <text:p text:style-name="P1"><text:s text:c="2"/>+ ajouterLampe(Lampe)</text:p>
      <text:p text:style-name="P1"><text:s text:c="2"/>+ ajouterHifi(Hifi)</text:p>
      <text:p text:style-name="P1"><text:s text:c="2"/>+ ajouterTV(Television)</text:p>
      <text:p text:style-name="P1"><text:s text:c="2"/>+ activerLampe(int)</text:p>
      <text:p text:style-name="P1"><text:s text:c="2"/>+ activerHifi(int)</text:p>
      <text:p text:style-name="P1"><text:s text:c="2"/>+ activerTV(int)</text:p>
      <text:p text:style-name="P1"><text:s text:c="2"/>+ desactiverLampe(int)</text:p>
      <text:p text:style-name="P1"><text:s text:c="2"/>+ desactiverHifi(int)</text:p>
      <text:p text:style-name="P1"><text:s text:c="2"/>+ desactiverTV(int)</text:p>
      <text:p text:style-name="P1"><text:s text:c="2"/>+ activerTout()</text:p>
      <text:p text:style-name="P1"><text:s text:c="2"/>+ toString() : String</text:p>
      <text:p text:style-name="P1">}</text:p>
      <text:p text:style-name="P1"/>
      <text:p text:style-name="P1">class Hifi {</text:p>
      <text:p text:style-name="P1"><text:s text:c="2"/>- son : int</text:p>
      <text:p text:style-name="P1"><text:s text:c="2"/>+ allumer()</text:p>
      <text:p text:style-name="P1"><text:s text:c="2"/>+ éteindre()</text:p>
      <text:p text:style-name="P1"><text:s text:c="2"/>+ toString() : String</text:p>
      <text:p text:style-name="P1">}</text:p>
      <text:p text:style-name="P1"/>
      <text:p text:style-name="P1">class Television {</text:p>
      <text:p text:style-name="P1"><text:s text:c="2"/>- chaine : int</text:p>
      <text:p text:style-name="P1"><text:s text:c="2"/>+ allumer()</text:p>
      <text:p text:style-name="P1"><text:s text:c="2"/>+ éteindre()</text:p>
      <text:p text:style-name="P1"><text:s text:c="2"/>+ toString() : String</text:p>
      <text:p text:style-name="P1">}</text:p>
      <text:p text:style-name="P1"/>
      <text:p text:style-name="P1">Telecommande "1" --&gt; "*" Lampe : contrôle</text:p>
      <text:p text:style-name="P1">Telecommande "1" --&gt; "*" Hifi : contrôle</text:p>
      <text:p text:style-name="P1">Telecommande "1" --&gt; "*" Television : contrôle</text:p>
      <text:p text:style-name="P1">@enduml</text:p>
      <text:p text:style-name="P1"/>
      <text:p text:style-name="P1"/>
      <text:p text:style-name="P1">Question à rendre 5</text:p>
      <text:p text:style-name="P1"/>
      <text:p text:style-name="P1">Oui, j’ai copié les signatures de méthodes déjà écrites pour les remplacer juste par la bonne classe.</text:p>
      <text:p text:style-name="P1"/>
      <text:p text:style-name="P1">Si le code possédait un bug, on aurait dû corriger le code à trois endroits (les lampes, les hifis et les télévisions). Si on avait voulu changer la façon du toString, on aurait dû modifier les 2 autres.</text:p>
      <text:p text:style-name="P1"/>
      <text:p text:style-name="P1">Le code est compliqué à maintenir car si on ajoute une centaine d’appareil différents, on aurait une classe télécommande énorme et complexe.</text:p>
      <text:p text:style-name="P1"/>
      <text:p text:style-name="P1"/>
      <text:p text:style-name="P1">Question à rendre 6</text:p>
      <text:p text:style-name="P1"/>
      <text:p text:style-name="P1">Les flèches vont de la classe télécommande vers les appareils.</text:p>
      <text:p text:style-name="P1">Cela veut dire que la classe télécommande dépend de chaque appareil et les connaît. Si une classe appareil est changé alors la classe télécommande doit aussi être modifié.</text:p>
      <text:p text:style-name="P1"/>
      <text:p text:style-name="P1">La classe Télécommande ne compilerait plus. Il faudrait modifier les appels de méthode dans activerHifi et désactiverHifi.</text:p>
      <text:p text:style-name="P1"/>
      <text:p text:style-name="P1"/>
      <text:p text:style-name="P1"/>
      <text:p text:style-name="P1">Question à rendre 7</text:p>
      <text:p text:style-name="P1"/>
      <text:p text:style-name="P1">Question à rendre 8</text:p>
      <text:p text:style-name="P1"/>
      <text:p text:style-name="P1">@startuml</text:p>
      <text:p text:style-name="P1"/>
      <text:p text:style-name="P1">title Nouveau Diagramme de classe</text:p>
      <text:p text:style-name="P1"/>
      <text:p text:style-name="P1">abstract class Appareils {</text:p>
      <text:p text:style-name="P1"><text:s text:c="2"/>+ allumer()</text:p>
      <text:p text:style-name="P1"><text:s text:c="2"/>+ eteindre()</text:p>
      <text:p text:style-name="P1">}</text:p>
      <text:p text:style-name="P1"/>
      <text:p text:style-name="P1">class Lampe {</text:p>
      <text:p text:style-name="P1"><text:s text:c="2"/>- nom : String</text:p>
      <text:p text:style-name="P1"><text:s text:c="2"/>- allume : boolean</text:p>
      <text:p text:style-name="P1"><text:s text:c="2"/>+ allumer()</text:p>
      <text:p text:style-name="P1"><text:s text:c="2"/>+ eteindre()</text:p>
      <text:p text:style-name="P1">}</text:p>
      <text:p text:style-name="P1"/>
      <text:p text:style-name="P1">class Hifi {</text:p>
      <text:p text:style-name="P1"><text:s text:c="2"/>- son : int</text:p>
      <text:p text:style-name="P1"><text:s text:c="2"/>+ allumer()</text:p>
      <text:p text:style-name="P1"><text:s text:c="2"/>+ eteindre()</text:p>
      <text:p text:style-name="P1">}</text:p>
      <text:p text:style-name="P1"/>
      <text:p text:style-name="P1">class Television {</text:p>
      <text:p text:style-name="P1"><text:s text:c="2"/>- chaine : int</text:p>
      <text:p text:style-name="P1"><text:s text:c="2"/>+ allumer()</text:p>
      <text:p text:style-name="P1"><text:s text:c="2"/>+ eteindre()</text:p>
      <text:p text:style-name="P1">}</text:p>
      <text:p text:style-name="P1"/>
      <text:p text:style-name="P1">class Telecommande {</text:p>
      <text:p text:style-name="P1"><text:s text:c="2"/>- appareils : List&lt;Appareils&gt;</text:p>
      <text:p text:style-name="P1"><text:s text:c="2"/>+ Telecommande()</text:p>
      <text:p text:style-name="P1"><text:s text:c="2"/>+ ajouterA(Appareils)</text:p>
      <text:p text:style-name="P1"><text:s text:c="2"/>+ activerA(int)</text:p>
      <text:p text:style-name="P1"><text:s text:c="2"/>+ desactiverA(int)</text:p>
      <text:p text:style-name="P1"><text:s text:c="2"/>+ activerTout()</text:p>
      <text:p text:style-name="P1"><text:s text:c="2"/>+ toString() : String</text:p>
      <text:p text:style-name="P1">}</text:p>
      <text:p text:style-name="P1"/>
      <text:p text:style-name="P1"/>
      <text:p text:style-name="P1">Telecommande "1" --&gt; "*" Appareils : contrôle</text:p>
      <text:p text:style-name="P1"/>
      <text:p text:style-name="P1">Appareils &lt;|.. Lampe</text:p>
      <text:p text:style-name="P1">Appareils &lt;|.. Hifi</text:p>
      <text:p text:style-name="P1">Appareils &lt;|.. Television</text:p>
      <text:p text:style-name="P1"/>
      <text:p text:style-name="P1">@endum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